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4cm"/>
    </style:style>
    <style:style style:name="co3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Courier New" fo:font-size="10pt" fo:language="none" fo:country="none" fo:text-shadow="none" style:text-underline-style="none" style:text-underline-mode="continuous" style:text-overline-mode="continuous" style:text-line-through-mode="continuous" style:font-name-asian="Courier New" style:font-size-asian="10pt" style:language-asian="none" style:country-asian="none" style:font-name-complex="Courier New" style:font-size-complex="10pt" style:language-complex="none" style:country-complex="none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Courier New" fo:font-size="10pt" fo:language="none" fo:country="none" fo:text-shadow="none" style:text-underline-mode="continuous" style:text-overline-mode="continuous" style:text-line-through-mode="continuous" style:font-name-asian="Courier New" style:font-size-asian="10pt" style:language-asian="none" style:country-asian="none" style:font-name-complex="Courier New" style:font-size-complex="10pt" style:language-complex="none" style:country-complex="none" style:text-emphasize="none" style:font-relief="none" style:text-overline-style="none" style:text-overline-color="font-color"/>
    </style:style>
    <style:style style:name="T1" style:family="text">
      <style:text-properties fo:color="#000000" style:font-name="Courier New" fo:font-size="10pt" style:font-name-asian="Courier New" style:font-name-complex="Courier New" style:font-size-asian="10pt" style:font-size-complex="10pt"/>
    </style:style>
    <style:style style:name="T2" style:family="text">
      <style:text-properties style:font-name="Courier New" fo:font-size="10pt" style:font-name-asian="Courier New" style:font-name-complex="Courier New" style:font-size-asian="10pt" style:font-size-complex="10pt" fo:color="#0000c0"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style:font-name="Courier New" fo:font-size="10pt" style:font-name-asian="Courier New" style:font-name-complex="Courier New" style:font-size-asian="10pt" style:font-size-complex="10pt" fo:color="#000000"/>
    </style:style>
    <style:style style:name="T4" style:family="text">
      <style:text-properties style:font-name="Courier New" fo:font-size="10pt" style:font-name-asian="Courier New" style:font-name-complex="Courier New" style:font-size-asian="10pt" style:font-size-complex="10pt" fo:color="#2a00ff"/>
    </style:style>
    <style:style style:name="T5" style:family="text">
      <style:text-properties fo:color="#000000" style:font-name="Courier New" fo:font-size="10pt" style:font-name-asian="Courier New" style:font-name-complex="Courier New" style:font-size-asian="10pt" style:font-size-complex="10pt"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tab/><text:span text:style-name="T2">AP</text:span><text:span text:style-name="T3">(</text:span><text:span text:style-name="T4">"AP"</text:span><text:span text:style-name="T3">, </text:span><text:span text:style-name="T4">"Aplicação"</text:span><text:span text:style-name="T3">), </text:span>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<text:tab/><text:span text:style-name="T5">CC</text:span><text:span text:style-name="T1">(</text:span><text:span text:style-name="T4">"CC"</text:span><text:span text:style-name="T3">,</text:span><text:span text:style-name="T4">"Cartão de crédito"</text:span><text:span text:style-name="T3">),</text:span></text:p>
          </table:table-cell>
          <table:table-cell office:value-type="string" calcext:value-type="string">
            <text:p>&lt;i class="fa-regular fa-credit-card"&gt;&lt;/i&gt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tab/><text:span text:style-name="T2">CH</text:span><text:span text:style-name="T3">(</text:span><text:span text:style-name="T4">"CH"</text:span><text:span text:style-name="T3">,</text:span><text:span text:style-name="T4">"Cheque"</text:span><text:span text:style-name="T3">),</text:span></text:p>
          </table:table-cell>
          <table:table-cell office:value-type="string" calcext:value-type="string">
            <text:p>&lt;i class="fa-solid fa-money-check"&gt;&lt;/i&gt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tab/><text:span text:style-name="T2">CP</text:span><text:span text:style-name="T3">(</text:span><text:span text:style-name="T4">"CP"</text:span><text:span text:style-name="T3">,</text:span><text:span text:style-name="T4">"Cheque Parcelado"</text:span><text:span text:style-name="T3">),</text:span></text:p>
          </table:table-cell>
          <table:table-cell office:value-type="string" calcext:value-type="string">
            <text:p>&lt;i class="fa-solid fa-money-check"&gt;&lt;/i&gt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tab/><text:span text:style-name="T2">DB</text:span><text:span text:style-name="T3">(</text:span><text:span text:style-name="T4">"DB"</text:span><text:span text:style-name="T3">,</text:span><text:span text:style-name="T4">"Débito"</text:span><text:span text:style-name="T3">),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tab/><text:span text:style-name="T2">DP</text:span><text:span text:style-name="T3">(</text:span><text:span text:style-name="T4">"DP"</text:span><text:span text:style-name="T3">,</text:span><text:span text:style-name="T4">"Depósito"</text:span><text:span text:style-name="T3">),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tab/><text:span text:style-name="T2">EP</text:span><text:span text:style-name="T3">(</text:span><text:span text:style-name="T4">"EP"</text:span><text:span text:style-name="T3">, </text:span><text:span text:style-name="T4">"Emprestimo"</text:span><text:span text:style-name="T3">),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tab/><text:span text:style-name="T2">PI</text:span><text:span text:style-name="T3">(</text:span><text:span text:style-name="T4">"PI"</text:span><text:span text:style-name="T3">, </text:span><text:span text:style-name="T4">"Pix"</text:span><text:span text:style-name="T3">),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tab/><text:span text:style-name="T2">PO</text:span><text:span text:style-name="T3">(</text:span><text:span text:style-name="T4">"PO"</text:span><text:span text:style-name="T3">, </text:span><text:span text:style-name="T4">"Poupança"</text:span><text:span text:style-name="T3">), 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tab/><text:span text:style-name="T2">PC</text:span><text:span text:style-name="T3">(</text:span><text:span text:style-name="T4">"PC"</text:span><text:span text:style-name="T3">,</text:span><text:span text:style-name="T4">"Parc.Cartão de crédito"</text:span><text:span text:style-name="T3">),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tab/><text:span text:style-name="T2">PG</text:span><text:span text:style-name="T3">(</text:span><text:span text:style-name="T4">"PG"</text:span><text:span text:style-name="T3">,</text:span><text:span text:style-name="T4">"Pagamento"</text:span><text:span text:style-name="T3">),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tab/><text:span text:style-name="T2">SA</text:span><text:span text:style-name="T3">(</text:span><text:span text:style-name="T4">"SA"</text:span><text:span text:style-name="T3">, </text:span><text:span text:style-name="T4">"Saldo"</text:span><text:span text:style-name="T3">),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tab/><text:span text:style-name="T2">SQ</text:span><text:span text:style-name="T3">(</text:span><text:span text:style-name="T4">"SQ"</text:span><text:span text:style-name="T3">,</text:span><text:span text:style-name="T4">"Saque"</text:span><text:span text:style-name="T3">),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tab/><text:span text:style-name="T2">RD</text:span><text:span text:style-name="T3">(</text:span><text:span text:style-name="T4">"RD"</text:span><text:span text:style-name="T3">,</text:span><text:span text:style-name="T4">"Rendimento"</text:span><text:span text:style-name="T3">),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tab/><text:span text:style-name="T2">RG</text:span><text:span text:style-name="T3">(</text:span><text:span text:style-name="T4">"RG"</text:span><text:span text:style-name="T3">, </text:span><text:span text:style-name="T4">"Resgate"</text:span><text:span text:style-name="T3">),</text:span><text:tab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tab/><text:span text:style-name="T2">TR</text:span><text:span text:style-name="T3">(</text:span><text:span text:style-name="T4">"TR"</text:span><text:span text:style-name="T3">, </text:span><text:span text:style-name="T4">"Transferência"</text:span><text:span text:style-name="T3">),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tab/><text:span text:style-name="T2">IV</text:span><text:span text:style-name="T3">(</text:span><text:span text:style-name="T4">"IV"</text:span><text:span text:style-name="T3">,</text:span><text:span text:style-name="T4">"Investimento"</text:span><text:span text:style-name="T3">);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7:17:08.138000000</meta:creation-date>
    <dc:date>2024-02-22T17:21:16.841000000</dc:date>
    <meta:editing-duration>PT4M8S</meta:editing-duration>
    <meta:editing-cycles>1</meta:editing-cycles>
    <meta:document-statistic meta:table-count="1" meta:cell-count="20" meta:object-count="0"/>
    <meta:generator>LibreOffice/7.6.2.1$Windows_X86_64 LibreOffice_project/56f7684011345957bbf33a7ee678afaf4d2ba333</meta:generator>
  </office:meta>
</office:document-meta>
</file>